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github.com/KlyuchnikovYuriy/Test-site-https-taganrog.top-academy.ru.git"><text:span text:style-name="T1">https://github.com/KlyuchnikovYuriy/Test-site-https-taganrog.top-academy.ru.git</text:span></text:a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